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6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3">
            <text:p>Physical Properties for SteeringArm</text:p>
          </table:table-cell>
          <table:table-cell table:number-columns-repeated="7" table:style-name="ce14"/>
          <table:table-cell table:style-name="ce15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General Properties:</text:p>
          </table:table-cell>
          <table:table-cell table:number-columns-repeated="7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Material:</text:p>
          </table:table-cell>
          <table:table-cell office:value-type="string" table:style-name="ce5">
            <text:p>{Generic}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Density:</text:p>
          </table:table-cell>
          <table:table-cell office:value-type="string" table:style-name="ce5">
            <text:p>1.000 g/cm^3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Mass:</text:p>
          </table:table-cell>
          <table:table-cell office:value-type="string" table:style-name="ce5">
            <text:p>0.420 kg (Relative Error = 0.000000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Area:</text:p>
          </table:table-cell>
          <table:table-cell office:value-type="string" table:style-name="ce5">
            <text:p>65301.499 mm^2 (Relative Error = 0.000000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Volume:</text:p>
          </table:table-cell>
          <table:table-cell office:value-type="string" table:style-name="ce5">
            <text:p>419693.394 mm^3 (Relative Error = 0.000000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Center of Gravity:</text:p>
          </table:table-cell>
          <table:table-cell table:number-columns-repeated="7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X:</text:p>
          </table:table-cell>
          <table:table-cell office:value-type="string" table:style-name="ce5">
            <text:p>0.000 mm (Relative Error = 0.000000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office:string-value="0.420" table:formula="of:=LEFT([.E7]; SEARCH(&quot; &quot;; [.E7])-1)" table:style-name="ce3">
            <text:p>0.420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Y:</text:p>
          </table:table-cell>
          <table:table-cell office:value-type="string" table:style-name="ce5">
            <text:p>30.299 mm (Relative Error = 0.000000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Z:</text:p>
          </table:table-cell>
          <table:table-cell office:value-type="string" table:style-name="ce5">
            <text:p>-82.164 mm (Relative Error = 0.000000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Mass Moments of Inertia with respect to Center of Gravity(Calculated using negative integral)</text:p>
          </table:table-cell>
          <table:table-cell table:number-columns-repeated="7" table:style-name="ce5"/>
          <table:table-cell table:style-name="ce6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0.000" table:formula="of:=LEFT([.E11]; SEARCH(&quot; &quot;; [.E11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4]/1000" table:style-name="ce3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xx<text:s text:c="8"/></text:p>
          </table:table-cell>
          <table:table-cell office:value-type="string" table:style-name="ce5">
            <text:p>1752.153 kg mm^2 (Relative Error = 0.000000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30.299" table:formula="of:=LEFT([.E12]; SEARCH(&quot; &quot;; [.E12])-1)" table:style-name="ce1">
            <text:p>30.299</text:p>
          </table:table-cell>
          <table:table-cell office:value-type="string" table:style-name="ce1">
            <text:p>mm</text:p>
          </table:table-cell>
          <table:table-cell office:value-type="float" office:value="3.0299E-2" table:formula="of:=[.P15]/1000" table:style-name="ce3">
            <text:p>0.030299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yx Iyy<text:s text:c="4"/></text:p>
          </table:table-cell>
          <table:table-cell office:value-type="string" table:style-name="ce5">
            <text:p>0.000 kg mm^2 (Relative Error = 0.000000%)</text:p>
          </table:table-cell>
          <table:table-cell office:value-type="string" table:style-name="ce5">
            <text:p>1383.537 kg mm^2 (Relative Error = 0.000000%)</text:p>
          </table:table-cell>
          <table:table-cell table:number-columns-repeated="4" table:style-name="ce5"/>
          <table:table-cell table:style-name="ce6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-82.164" table:formula="of:=LEFT([.E13]; SEARCH(&quot; &quot;; [.E13])-1)" table:style-name="ce1">
            <text:p>-82.164</text:p>
          </table:table-cell>
          <table:table-cell office:value-type="string" table:style-name="ce1">
            <text:p>mm</text:p>
          </table:table-cell>
          <table:table-cell office:value-type="float" office:value="-8.2164000000000001E-2" table:formula="of:=[.P16]/1000" table:style-name="ce3">
            <text:p>-0.082164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zx Izy Izz</text:p>
          </table:table-cell>
          <table:table-cell office:value-type="string" table:style-name="ce5">
            <text:p>-0.000 kg mm^2 (Relative Error = 0.000000%)</text:p>
          </table:table-cell>
          <table:table-cell office:value-type="string" table:style-name="ce5">
            <text:p>-14.907 kg mm^2 (Relative Error = 0.000000%)</text:p>
          </table:table-cell>
          <table:table-cell office:value-type="string" table:style-name="ce5">
            <text:p>702.991 kg mm^2 (Relative Error = 0.000000%)</text:p>
          </table:table-cell>
          <table:table-cell table:number-columns-repeated="3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Mass Moments of Inertia with respect to Global(Calculated using negative integral)</text:p>
          </table:table-cell>
          <table:table-cell table:number-columns-repeated="7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Rotation to principal ax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xx<text:s text:c="8"/></text:p>
          </table:table-cell>
          <table:table-cell office:value-type="string" table:style-name="ce5">
            <text:p>4970.789 kg mm^2 (Relative Error = 0.000000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1.25" table:formula="of:=LEFT([.E27]; SEARCH(&quot; &quot;; [.E27])-1)" table:style-name="ce1">
            <text:p>1.25</text:p>
          </table:table-cell>
          <table:table-cell office:value-type="string" table:style-name="ce1">
            <text:p>deg</text:p>
          </table:table-cell>
          <table:table-cell office:value-type="float" office:value="2.1816615649929118E-2" table:formula="of:=([.P19]/180)*PI()" table:style-name="ce3">
            <text:p>0.021816616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yx Iyy<text:s text:c="4"/></text:p>
          </table:table-cell>
          <table:table-cell office:value-type="string" table:style-name="ce5">
            <text:p>0.000 kg mm^2 (Relative Error = 0.000000%)</text:p>
          </table:table-cell>
          <table:table-cell office:value-type="string" table:style-name="ce5">
            <text:p>4216.879 kg mm^2 (Relative Error = 0.000000%)</text:p>
          </table:table-cell>
          <table:table-cell table:number-columns-repeated="4" table:style-name="ce5"/>
          <table:table-cell table:style-name="ce6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0.00" table:formula="of:=LEFT([.E28]; SEARCH(&quot; &quot;; [.E28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0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zx Izy Izz</text:p>
          </table:table-cell>
          <table:table-cell office:value-type="string" table:style-name="ce5">
            <text:p>-0.000 kg mm^2 (Relative Error = 0.000000%)</text:p>
          </table:table-cell>
          <table:table-cell office:value-type="string" table:style-name="ce5">
            <text:p>1029.921 kg mm^2 (Relative Error = 0.000000%)</text:p>
          </table:table-cell>
          <table:table-cell office:value-type="string" table:style-name="ce5">
            <text:p>1088.284 kg mm^2 (Relative Error = 0.000000%)</text:p>
          </table:table-cell>
          <table:table-cell table:number-columns-repeated="3" table:style-name="ce5"/>
          <table:table-cell table:style-name="ce6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0.00" table:formula="of:=LEFT([.E29]; SEARCH(&quot; &quot;; [.E29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Principal Moments of Inertia with respect to Center of Gravity</text:p>
          </table:table-cell>
          <table:table-cell table:number-columns-repeated="7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1:</text:p>
          </table:table-cell>
          <table:table-cell office:value-type="string" table:style-name="ce5">
            <text:p>1752.153 kg mm^2 (Relative Error = 0.000000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Principal Momens of Inertia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2:</text:p>
          </table:table-cell>
          <table:table-cell office:value-type="string" table:style-name="ce5">
            <text:p>1383.863 kg mm^2 (Relative Error = 0.000000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1752.153" table:formula="of:=LEFT([.E23]; SEARCH(&quot; &quot;; [.E23])-1)" table:style-name="ce1">
            <text:p>1752.153</text:p>
          </table:table-cell>
          <table:table-cell office:value-type="string" table:style-name="ce1">
            <text:p>kg.mm^2</text:p>
          </table:table-cell>
          <table:table-cell office:value-type="float" office:value="1.752153E-3" table:formula="of:=[.P24]/1000000" table:style-name="ce3">
            <text:p>0.001752153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3:</text:p>
          </table:table-cell>
          <table:table-cell office:value-type="string" table:style-name="ce5">
            <text:p>702.665 kg mm^2 (Relative Error = 0.000000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1383.863" table:formula="of:=LEFT([.E24]; SEARCH(&quot; &quot;; [.E24])-1)" table:style-name="ce1">
            <text:p>1383.863</text:p>
          </table:table-cell>
          <table:table-cell office:value-type="string" table:style-name="ce1">
            <text:p>kg.mm^2</text:p>
          </table:table-cell>
          <table:table-cell office:value-type="float" office:value="1.3838630000000002E-3" table:formula="of:=[.P25]/1000000" table:style-name="ce3">
            <text:p>0.001383863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Rotation from Global to Principal</text:p>
          </table:table-cell>
          <table:table-cell table:number-columns-repeated="7" table:style-name="ce5"/>
          <table:table-cell table:style-name="ce6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702.665" table:formula="of:=LEFT([.E25]; SEARCH(&quot; &quot;; [.E25])-1)" table:style-name="ce1">
            <text:p>702.665</text:p>
          </table:table-cell>
          <table:table-cell office:value-type="string" table:style-name="ce1">
            <text:p>kg.mm^2</text:p>
          </table:table-cell>
          <table:table-cell office:value-type="float" office:value="7.02665E-4" table:formula="of:=[.P26]/1000000" table:style-name="ce3">
            <text:p>0.000702665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Rx:</text:p>
          </table:table-cell>
          <table:table-cell office:value-type="string" table:style-name="ce5">
            <text:p>1.25 deg (Relative Error = 0.000000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Ry:</text:p>
          </table:table-cell>
          <table:table-cell office:value-type="string" table:style-name="ce5">
            <text:p>0.00 deg (Relative Error = 0.000000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/>
          <table:table-cell table:style-name="ce7"/>
          <table:table-cell office:value-type="string" table:style-name="ce8">
            <text:p>Rz:</text:p>
          </table:table-cell>
          <table:table-cell office:value-type="string" table:style-name="ce8">
            <text:p>0.00 deg (Relative Error = 0.000000%)</text:p>
          </table:table-cell>
          <table:table-cell table:number-columns-repeated="5" table:style-name="ce8"/>
          <table:table-cell table:style-name="ce9"/>
          <table:table-cell table:number-columns-repeated="1637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3T23:14:05Z</dc:date>
  </office:meta>
</office:document-meta>
</file>